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art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art</text:h>
                    <text:list>
                        <text:list-item>
                            <text:h text:style-name="Heading_20_2" text:outline-level="2">Description</text:h>
                        </text:list-item>
                    </text:list>
                </text:list-item>
            </text:list>

            <text:p text:style-name="Standard">Charts are a basic object to visualize data points.</text:p><text:p text:style-name="Standard">More info (<text:a xlink:type="simple" xlink:href="https://docs.lvgl.io/8.3/widgets/extra/chart.html" text:style-name="Internet_20_link" text:visited-style-name="Visited_20_Internet_20_Link">link</text:a>)</text:p>

            
                <text:list xml:id="list_Chart2" text:continue-numbering="true" text:continue-list="list_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ar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hart5" text:continue-numbering="true" text:continue-list="list_Chart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hart6" text:continue-numbering="true" text:continue-list="list_Chart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hart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art8" text:continue-numbering="true" text:continue-list="list_Chart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art9" text:continue-numbering="true" text:continue-list="list_Chart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art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art11" text:continue-numbering="true" text:continue-list="list_Chart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art12" text:continue-numbering="true" text:continue-list="list_Chart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art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art14" text:continue-numbering="true" text:continue-list="list_Chart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art15" text:continue-numbering="true" text:continue-list="list_Chart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art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art17" text:continue-numbering="true" text:continue-list="list_Chart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art18" text:continue-numbering="true" text:continue-list="list_Chart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art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hart20" text:continue-numbering="true" text:continue-list="list_Chart1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Chart21" text:continue-numbering="true" text:continue-list="list_Chart2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art22" text:continue-numbering="true" text:continue-list="list_Chart2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art23" text:continue-numbering="true" text:continue-list="list_Chart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art24" text:continue-numbering="true" text:continue-list="list_Chart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art25" text:continue-numbering="true" text:continue-list="list_Chart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art26" text:continue-numbering="true" text:continue-list="list_Chart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art27" text:continue-numbering="true" text:continue-list="list_Chart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art28" text:continue-numbering="true" text:continue-list="list_Chart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art29" text:continue-numbering="true" text:continue-list="list_Chart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art30" text:continue-numbering="true" text:continue-list="list_Chart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art31" text:continue-numbering="true" text:continue-list="list_Chart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art32" text:continue-numbering="true" text:continue-list="list_Chart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art33" text:continue-numbering="true" text:continue-list="list_Chart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art34" text:continue-numbering="true" text:continue-list="list_Chart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art35" text:continue-numbering="true" text:continue-list="list_Chart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art36" text:continue-numbering="true" text:continue-list="list_Chart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art37" text:continue-numbering="true" text:continue-list="list_Chart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art38" text:continue-numbering="true" text:continue-list="list_Chart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art39" text:continue-numbering="true" text:continue-list="list_Chart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art40" text:continue-numbering="true" text:continue-list="list_Chart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art41" text:continue-numbering="true" text:continue-list="list_Chart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art42" text:continue-numbering="true" text:continue-list="list_Chart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art43" text:continue-numbering="true" text:continue-list="list_Chart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art44" text:continue-numbering="true" text:continue-list="list_Chart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art45" text:continue-numbering="true" text:continue-list="list_Chart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art46" text:continue-numbering="true" text:continue-list="list_Chart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hart47" text:continue-numbering="true" text:continue-list="list_Chart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hart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hart49" text:continue-numbering="true" text:continue-list="list_Chart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hart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hart51" text:continue-numbering="true" text:continue-list="list_Chart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hart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hart53" text:continue-numbering="true" text:continue-list="list_Chart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hart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art55" text:continue-numbering="true" text:continue-list="list_Chart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art56" text:continue-numbering="true" text:continue-list="list_Chart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art57" text:continue-numbering="true" text:continue-list="list_Chart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art58" text:continue-numbering="true" text:continue-list="list_Chart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art59" text:continue-numbering="true" text:continue-list="list_Chart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art60" text:continue-numbering="true" text:continue-list="list_Chart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hart61" text:continue-numbering="true" text:continue-list="list_Chart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art62" text:continue-numbering="true" text:continue-list="list_Chart6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art6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art64" text:continue-numbering="true" text:continue-list="list_Chart6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art65" text:continue-numbering="true" text:continue-list="list_Chart6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art66" text:continue-numbering="true" text:continue-list="list_Chart6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art3" text:continue-numbering="true" text:continue-list="list_Chart2" text:style-name="Outline">
                        <text:list-item>
                            <text:list>
                                <text:list-item>
                                    <text:h text:style-name="Heading_20_2" text:outline-level="2">Examples</text:h>
                                </text:list-item>
                            </text:list>
                        </text:list-item>
                    </text:list>
                    <text:p text:style-name="Standard"/>
                    
                    <text:list xml:id="list_Chart67"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